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2.65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6376" table:default-cell-style-name="Default"/>
        <table:table-row table:style-name="ro1">
          <table:table-cell office:value-type="string" calcext:value-type="string">
            <text:p>LO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tch Size</text:p>
          </table:table-cell>
          <table:table-cell table:style-name="ce1" office:value-type="string" calcext:value-type="string">
            <text:p>Hidden Size</text:p>
          </table:table-cell>
          <table:table-cell table:style-name="ce1" office:value-type="string" calcext:value-type="string">
            <text:p>Hidden Layers</text:p>
          </table:table-cell>
          <table:table-cell table:style-name="ce1" office:value-type="string" calcext:value-type="string">
            <text:p>Attention Heads</text:p>
          </table:table-cell>
          <table:table-cell table:style-name="ce1" office:value-type="string" calcext:value-type="string">
            <text:p>Tokens Aproximados (224x224)</text:p>
          </table:table-cell>
          <table:table-cell table:style-name="ce1" office:value-type="string" calcext:value-type="string">
            <text:p>Comentario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x1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iT-Base estánd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ás livia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x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ás poten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x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osto x4 en token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x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ViT-Base adaptad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x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ás potente, más len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Solo si tienes buen GP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Riesgo de cuello de botell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 mul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4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ViT-L estilo gigante, muy costos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x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ás livian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x1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iT-Base estánd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x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ás poten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x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osto x4 en token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x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ViT-Base adaptad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x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Más potente, más len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Solo si tienes buen GP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Riesgo de cuello de botell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ED bin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4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ViT-L estilo gigante, muy costoso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22:09:04</meta:creation-date>
    <dc:date>2025-06-04T20:34:15.085000135</dc:date>
    <meta:generator>LibreOffice/7.4.7.2$Linux_X86_64 LibreOffice_project/40$Build-2</meta:generator>
    <meta:editing-duration>PT2M37S</meta:editing-duration>
    <meta:editing-cycles>1</meta:editing-cycles>
    <meta:document-statistic meta:table-count="1" meta:cell-count="152" meta:object-count="0"/>
    <meta:user-defined meta:name="AppVersion">16.0300</meta:user-defined>
  </office:meta>
</office:document-meta>
</file>